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Optionnel,1|Obligatoire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[hcheck]0|Non,1|Oui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table:number-columns-repeated="242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H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5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4" office:value-type="string">
            <text:p>-</text:p>
          </table:table-cell>
          <table:table-cell table:style-name="ce4" office:value-type="string">
            <text:p>[hcheck]1|Oui,0|Non</text:p>
          </table:table-cell>
          <table:table-cell table:style-name="ce4"/>
          <table:table-cell table:number-columns-repeated="242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END</text:p>
          </table:table-cell>
          <table:table-cell table:number-columns-repeated="255"/>
        </table:table-row>
        <table:table-row table:style-name="ro2" table:number-rows-repeated="6550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Tahoma" svg:font-family="Tahoma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none" style:country-asian="none" style:font-name-complex="Luxi Sans2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1">21/11/2006</text:date>, <text:time>06:0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1-20T10:08:16</meta:creation-date>
    <dc:date>2006-11-21T06:06:32</dc:date>
    <dc:language>fr-FR</dc:language>
    <meta:editing-cycles>14</meta:editing-cycles>
    <meta:editing-duration>PT4H2M31S</meta:editing-duration>
    <meta:user-defined meta:name="Info 1"/>
    <meta:user-defined meta:name="Info 2"/>
    <meta:user-defined meta:name="Info 3"/>
    <meta:user-defined meta:name="Info 4"/>
    <meta:document-statistic meta:table-count="3" meta:cell-count="966"/>
  </office:meta>
</office:document-meta>
</file>